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46cm"/>
    </style:style>
    <style:style style:name="co2" style:family="table-column">
      <style:table-column-properties fo:break-before="auto" style:column-width="6.4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424cm"/>
    </style:style>
    <style:style style:name="co5" style:family="table-column">
      <style:table-column-properties fo:break-before="auto" style:column-width="11.8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8c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Declarations</text:p>
          </table:table-cell>
          <table:table-cell table:style-name="Default" office:value-type="string" calcext:value-type="string">
            <text:p>Comment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TACK_END</text:p>
          </table:table-cell>
          <table:table-cell office:value-type="string" calcext:value-type="string">
            <text:p>Stack</text:p>
          </table:table-cell>
          <table:table-cell office:value-type="float" office:value="256" calcext:value-type="float">
            <text:p>256</text:p>
          </table:table-cell>
          <table:table-cell table:formula="of:=[.D2]-[.C3]" office:value-type="float" office:value="65280" calcext:value-type="float">
            <text:p>65280</text:p>
          </table:table-cell>
          <table:table-cell table:formula="of:=&quot;RAM_MAP_&quot;&amp;[.A3]&amp;&quot; equ $&quot; &amp; DEC2HEX([.D3];4)" office:value-type="string" office:string-value="RAM_MAP_STACK_END equ $FF00" calcext:value-type="string">
            <text:p>RAM_MAP_STACK_END equ $FF00</text:p>
          </table:table-cell>
          <table:table-cell table:formula="of:=&quot;; $&quot;&amp;DEC2HEX([.D2]-[.C3]) &amp; &quot;-$&quot;&amp;DEC2HEX([.D2]-1) &amp; &quot; : &quot; &amp; [.B3] &amp; &quot; (&quot; &amp; [.C3] &amp; &quot; bytes)&quot;" office:value-type="string" office:string-value="; $FF00-$FFFF : Stack (256 bytes)" calcext:value-type="string">
            <text:p>; $FF00-$FFFF : Stack (256 bytes)</text:p>
          </table:table-cell>
        </table:table-row>
        <table:table-row table:style-name="ro1">
          <table:table-cell office:value-type="string" calcext:value-type="string">
            <text:p>PRECALC_VEHICLE_0</text:p>
          </table:table-cell>
          <table:table-cell office:value-type="string" calcext:value-type="string">
            <text:p>Precalc vehicle 0</text:p>
          </table:table-cell>
          <table:table-cell table:formula="of:=128*9" office:value-type="float" office:value="1152" calcext:value-type="float">
            <text:p>1152</text:p>
          </table:table-cell>
          <table:table-cell table:formula="of:=[.D3]-[.C4]" office:value-type="float" office:value="64128" calcext:value-type="float">
            <text:p>64128</text:p>
          </table:table-cell>
          <table:table-cell table:formula="of:=&quot;RAM_MAP_&quot;&amp;[.A4]&amp;&quot; equ $&quot; &amp; DEC2HEX([.D4];4)" office:value-type="string" office:string-value="RAM_MAP_PRECALC_VEHICLE_0 equ $FA80" calcext:value-type="string">
            <text:p>RAM_MAP_PRECALC_VEHICLE_0 equ $FA80</text:p>
          </table:table-cell>
          <table:table-cell table:formula="of:=&quot;; $&quot;&amp;DEC2HEX([.D3]-[.C4]) &amp; &quot;-$&quot;&amp;DEC2HEX([.D3]-1) &amp; &quot; : &quot; &amp; [.B4] &amp; &quot; (&quot; &amp; [.C4] &amp; &quot; bytes)&quot;" office:value-type="string" office:string-value="; $FA80-$FEFF : Precalc vehicle 0 (1152 bytes)" calcext:value-type="string">
            <text:p>; $FA80-$FEFF : Precalc vehicle 0 (1152 bytes)</text:p>
          </table:table-cell>
        </table:table-row>
        <table:table-row table:style-name="ro1">
          <table:table-cell office:value-type="string" calcext:value-type="string">
            <text:p>PRECALC_VEHICLE_1</text:p>
          </table:table-cell>
          <table:table-cell office:value-type="string" calcext:value-type="string">
            <text:p>Precalc vehicle 1</text:p>
          </table:table-cell>
          <table:table-cell table:formula="of:=128*9" office:value-type="float" office:value="1152" calcext:value-type="float">
            <text:p>1152</text:p>
          </table:table-cell>
          <table:table-cell table:formula="of:=[.D4]-[.C5]" office:value-type="float" office:value="62976" calcext:value-type="float">
            <text:p>62976</text:p>
          </table:table-cell>
          <table:table-cell table:formula="of:=&quot;RAM_MAP_&quot;&amp;[.A5]&amp;&quot; equ $&quot; &amp; DEC2HEX([.D5];4)" office:value-type="string" office:string-value="RAM_MAP_PRECALC_VEHICLE_1 equ $F600" calcext:value-type="string">
            <text:p>RAM_MAP_PRECALC_VEHICLE_1 equ $F600</text:p>
          </table:table-cell>
          <table:table-cell table:formula="of:=&quot;; $&quot;&amp;DEC2HEX([.D4]-[.C5]) &amp; &quot;-$&quot;&amp;DEC2HEX([.D4]-1) &amp; &quot; : &quot; &amp; [.B5] &amp; &quot; (&quot; &amp; [.C5] &amp; &quot; bytes)&quot;" office:value-type="string" office:string-value="; $F600-$FA7F : Precalc vehicle 1 (1152 bytes)" calcext:value-type="string">
            <text:p>; $F600-$FA7F : Precalc vehicle 1 (1152 bytes)</text:p>
          </table:table-cell>
        </table:table-row>
        <table:table-row table:style-name="ro1">
          <table:table-cell office:value-type="string" calcext:value-type="string">
            <text:p>CONTROLLERS_VALUES</text:p>
          </table:table-cell>
          <table:table-cell office:value-type="string" calcext:value-type="string">
            <text:p>Input controllers values</text:p>
          </table:table-cell>
          <table:table-cell office:value-type="float" office:value="8" calcext:value-type="float">
            <text:p>8</text:p>
          </table:table-cell>
          <table:table-cell table:formula="of:=[.D5]-[.C6]" office:value-type="float" office:value="62968" calcext:value-type="float">
            <text:p>62968</text:p>
          </table:table-cell>
          <table:table-cell table:formula="of:=&quot;RAM_MAP_&quot;&amp;[.A6]&amp;&quot; equ $&quot; &amp; DEC2HEX([.D6];4)" office:value-type="string" office:string-value="RAM_MAP_CONTROLLERS_VALUES equ $F5F8" calcext:value-type="string">
            <text:p>RAM_MAP_CONTROLLERS_VALUES equ $F5F8</text:p>
          </table:table-cell>
          <table:table-cell table:formula="of:=&quot;; $&quot;&amp;DEC2HEX([.D5]-[.C6]) &amp; &quot;-$&quot;&amp;DEC2HEX([.D5]-1) &amp; &quot; : &quot; &amp; [.B6] &amp; &quot; (&quot; &amp; [.C6] &amp; &quot; bytes)&quot;" office:value-type="string" office:string-value="; $F5F8-$F5FF : Input controllers values (8 bytes)" calcext:value-type="string">
            <text:p>; $F5F8-$F5FF : Input controllers values (8 bytes)</text:p>
          </table:table-cell>
        </table:table-row>
        <table:table-row table:style-name="ro1">
          <table:table-cell office:value-type="string" calcext:value-type="string">
            <text:p>CIRCUIT_DATA</text:p>
          </table:table-cell>
          <table:table-cell office:value-type="string" calcext:value-type="string">
            <text:p>Decompressed circuit data</text:p>
          </table:table-cell>
          <table:table-cell office:value-type="float" office:value="201" calcext:value-type="float">
            <text:p>201</text:p>
          </table:table-cell>
          <table:table-cell table:formula="of:=[.D6]-[.C7]" office:value-type="float" office:value="62767" calcext:value-type="float">
            <text:p>62767</text:p>
          </table:table-cell>
          <table:table-cell table:formula="of:=&quot;RAM_MAP_&quot;&amp;[.A7]&amp;&quot; equ $&quot; &amp; DEC2HEX([.D7];4)" office:value-type="string" office:string-value="RAM_MAP_CIRCUIT_DATA equ $F52F" calcext:value-type="string">
            <text:p>RAM_MAP_CIRCUIT_DATA equ $F52F</text:p>
          </table:table-cell>
          <table:table-cell table:formula="of:=&quot;; $&quot;&amp;DEC2HEX([.D6]-[.C7]) &amp; &quot;-$&quot;&amp;DEC2HEX([.D6]-1) &amp; &quot; : &quot; &amp; [.B7] &amp; &quot; (&quot; &amp; [.C7] &amp; &quot; bytes)&quot;" office:value-type="string" office:string-value="; $F52F-$F5F7 : Decompressed circuit data (201 bytes)" calcext:value-type="string">
            <text:p>; $F52F-$F5F7 : Decompressed circuit data (201 bytes)</text:p>
          </table:table-cell>
        </table:table-row>
        <table:table-row table:style-name="ro1">
          <table:table-cell office:value-type="string" calcext:value-type="string">
            <text:p>DECOMPRESSION_BUFFER_32</text:p>
          </table:table-cell>
          <table:table-cell office:value-type="string" calcext:value-type="string">
            <text:p>Decompression area, only 32 bytes</text:p>
          </table:table-cell>
          <table:table-cell office:value-type="float" office:value="32" calcext:value-type="float">
            <text:p>32</text:p>
          </table:table-cell>
          <table:table-cell table:formula="of:=[.D7]-[.C8]" office:value-type="float" office:value="62735" calcext:value-type="float">
            <text:p>62735</text:p>
          </table:table-cell>
          <table:table-cell table:formula="of:=&quot;RAM_MAP_&quot;&amp;[.A8]&amp;&quot; equ $&quot; &amp; DEC2HEX([.D8];4)" office:value-type="string" office:string-value="RAM_MAP_DECOMPRESSION_BUFFER_32 equ $F50F" calcext:value-type="string">
            <text:p>RAM_MAP_DECOMPRESSION_BUFFER_32 equ $F50F</text:p>
          </table:table-cell>
          <table:table-cell table:formula="of:=&quot;; $&quot;&amp;DEC2HEX([.D7]-[.C8]) &amp; &quot;-$&quot;&amp;DEC2HEX([.D7]-1) &amp; &quot; : &quot; &amp; [.B8] &amp; &quot; (&quot; &amp; [.C8] &amp; &quot; bytes)&quot;" office:value-type="string" office:string-value="; $F50F-$F52E : Decompression area, only 32 bytes (32 bytes)" calcext:value-type="string">
            <text:p>; $F50F-$F52E : Decompression area, only 32 bytes (32 bytes)</text:p>
          </table:table-cell>
        </table:table-row>
        <table:table-row table:style-name="ro1">
          <table:table-cell table:number-columns-repeated="3"/>
          <table:table-cell table:formula="of:=[.D8]-[.C9]" office:value-type="float" office:value="62735" calcext:value-type="float">
            <text:p>62735</text:p>
          </table:table-cell>
          <table:table-cell table:formula="of:=&quot;RAM_MAP_&quot;&amp;[.A9]&amp;&quot; equ $&quot; &amp; DEC2HEX([.D9];4)" office:value-type="string" office:string-value="RAM_MAP_ equ $F50F" calcext:value-type="string">
            <text:p>RAM_MAP_ equ $F50F</text:p>
          </table:table-cell>
          <table:table-cell table:formula="of:=&quot;; $&quot;&amp;DEC2HEX([.D8]-[.C9]) &amp; &quot;-$&quot;&amp;DEC2HEX([.D8]-1) &amp; &quot; : &quot; &amp; [.B9] &amp; &quot; (&quot; &amp; [.C9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9]-[.C10]" office:value-type="float" office:value="62735" calcext:value-type="float">
            <text:p>62735</text:p>
          </table:table-cell>
          <table:table-cell table:formula="of:=&quot;RAM_MAP_&quot;&amp;[.A10]&amp;&quot; equ $&quot; &amp; DEC2HEX([.D10];4)" office:value-type="string" office:string-value="RAM_MAP_ equ $F50F" calcext:value-type="string">
            <text:p>RAM_MAP_ equ $F50F</text:p>
          </table:table-cell>
          <table:table-cell table:formula="of:=&quot;; $&quot;&amp;DEC2HEX([.D9]-[.C10]) &amp; &quot;-$&quot;&amp;DEC2HEX([.D9]-1) &amp; &quot; : &quot; &amp; [.B10] &amp; &quot; (&quot; &amp; [.C10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0]-[.C11]" office:value-type="float" office:value="62735" calcext:value-type="float">
            <text:p>62735</text:p>
          </table:table-cell>
          <table:table-cell table:formula="of:=&quot;RAM_MAP_&quot;&amp;[.A11]&amp;&quot; equ $&quot; &amp; DEC2HEX([.D11];4)" office:value-type="string" office:string-value="RAM_MAP_ equ $F50F" calcext:value-type="string">
            <text:p>RAM_MAP_ equ $F50F</text:p>
          </table:table-cell>
          <table:table-cell table:formula="of:=&quot;; $&quot;&amp;DEC2HEX([.D10]-[.C11]) &amp; &quot;-$&quot;&amp;DEC2HEX([.D10]-1) &amp; &quot; : &quot; &amp; [.B11] &amp; &quot; (&quot; &amp; [.C11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1]-[.C12]" office:value-type="float" office:value="62735" calcext:value-type="float">
            <text:p>62735</text:p>
          </table:table-cell>
          <table:table-cell table:formula="of:=&quot;RAM_MAP_&quot;&amp;[.A12]&amp;&quot; equ $&quot; &amp; DEC2HEX([.D12];4)" office:value-type="string" office:string-value="RAM_MAP_ equ $F50F" calcext:value-type="string">
            <text:p>RAM_MAP_ equ $F50F</text:p>
          </table:table-cell>
          <table:table-cell table:formula="of:=&quot;; $&quot;&amp;DEC2HEX([.D11]-[.C12]) &amp; &quot;-$&quot;&amp;DEC2HEX([.D11]-1) &amp; &quot; : &quot; &amp; [.B12] &amp; &quot; (&quot; &amp; [.C12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2]-[.C13]" office:value-type="float" office:value="62735" calcext:value-type="float">
            <text:p>62735</text:p>
          </table:table-cell>
          <table:table-cell table:formula="of:=&quot;RAM_MAP_&quot;&amp;[.A13]&amp;&quot; equ $&quot; &amp; DEC2HEX([.D13];4)" office:value-type="string" office:string-value="RAM_MAP_ equ $F50F" calcext:value-type="string">
            <text:p>RAM_MAP_ equ $F50F</text:p>
          </table:table-cell>
          <table:table-cell table:formula="of:=&quot;; $&quot;&amp;DEC2HEX([.D12]-[.C13]) &amp; &quot;-$&quot;&amp;DEC2HEX([.D12]-1) &amp; &quot; : &quot; &amp; [.B13] &amp; &quot; (&quot; &amp; [.C13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3]-[.C14]" office:value-type="float" office:value="62735" calcext:value-type="float">
            <text:p>62735</text:p>
          </table:table-cell>
          <table:table-cell table:formula="of:=&quot;RAM_MAP_&quot;&amp;[.A14]&amp;&quot; equ $&quot; &amp; DEC2HEX([.D14];4)" office:value-type="string" office:string-value="RAM_MAP_ equ $F50F" calcext:value-type="string">
            <text:p>RAM_MAP_ equ $F50F</text:p>
          </table:table-cell>
          <table:table-cell table:formula="of:=&quot;; $&quot;&amp;DEC2HEX([.D13]-[.C14]) &amp; &quot;-$&quot;&amp;DEC2HEX([.D13]-1) &amp; &quot; : &quot; &amp; [.B14] &amp; &quot; (&quot; &amp; [.C14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4]-[.C15]" office:value-type="float" office:value="62735" calcext:value-type="float">
            <text:p>62735</text:p>
          </table:table-cell>
          <table:table-cell table:formula="of:=&quot;RAM_MAP_&quot;&amp;[.A15]&amp;&quot; equ $&quot; &amp; DEC2HEX([.D15];4)" office:value-type="string" office:string-value="RAM_MAP_ equ $F50F" calcext:value-type="string">
            <text:p>RAM_MAP_ equ $F50F</text:p>
          </table:table-cell>
          <table:table-cell table:formula="of:=&quot;; $&quot;&amp;DEC2HEX([.D14]-[.C15]) &amp; &quot;-$&quot;&amp;DEC2HEX([.D14]-1) &amp; &quot; : &quot; &amp; [.B15] &amp; &quot; (&quot; &amp; [.C15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5]-[.C16]" office:value-type="float" office:value="62735" calcext:value-type="float">
            <text:p>62735</text:p>
          </table:table-cell>
          <table:table-cell table:formula="of:=&quot;RAM_MAP_&quot;&amp;[.A16]&amp;&quot; equ $&quot; &amp; DEC2HEX([.D16];4)" office:value-type="string" office:string-value="RAM_MAP_ equ $F50F" calcext:value-type="string">
            <text:p>RAM_MAP_ equ $F50F</text:p>
          </table:table-cell>
          <table:table-cell table:formula="of:=&quot;; $&quot;&amp;DEC2HEX([.D15]-[.C16]) &amp; &quot;-$&quot;&amp;DEC2HEX([.D15]-1) &amp; &quot; : &quot; &amp; [.B16] &amp; &quot; (&quot; &amp; [.C16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6]-[.C17]" office:value-type="float" office:value="62735" calcext:value-type="float">
            <text:p>62735</text:p>
          </table:table-cell>
          <table:table-cell table:formula="of:=&quot;RAM_MAP_&quot;&amp;[.A17]&amp;&quot; equ $&quot; &amp; DEC2HEX([.D17];4)" office:value-type="string" office:string-value="RAM_MAP_ equ $F50F" calcext:value-type="string">
            <text:p>RAM_MAP_ equ $F50F</text:p>
          </table:table-cell>
          <table:table-cell table:formula="of:=&quot;; $&quot;&amp;DEC2HEX([.D16]-[.C17]) &amp; &quot;-$&quot;&amp;DEC2HEX([.D16]-1) &amp; &quot; : &quot; &amp; [.B17] &amp; &quot; (&quot; &amp; [.C17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7]-[.C18]" office:value-type="float" office:value="62735" calcext:value-type="float">
            <text:p>62735</text:p>
          </table:table-cell>
          <table:table-cell table:formula="of:=&quot;RAM_MAP_&quot;&amp;[.A18]&amp;&quot; equ $&quot; &amp; DEC2HEX([.D18];4)" office:value-type="string" office:string-value="RAM_MAP_ equ $F50F" calcext:value-type="string">
            <text:p>RAM_MAP_ equ $F50F</text:p>
          </table:table-cell>
          <table:table-cell table:formula="of:=&quot;; $&quot;&amp;DEC2HEX([.D17]-[.C18]) &amp; &quot;-$&quot;&amp;DEC2HEX([.D17]-1) &amp; &quot; : &quot; &amp; [.B18] &amp; &quot; (&quot; &amp; [.C18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8]-[.C19]" office:value-type="float" office:value="62735" calcext:value-type="float">
            <text:p>62735</text:p>
          </table:table-cell>
          <table:table-cell table:formula="of:=&quot;RAM_MAP_&quot;&amp;[.A19]&amp;&quot; equ $&quot; &amp; DEC2HEX([.D19];4)" office:value-type="string" office:string-value="RAM_MAP_ equ $F50F" calcext:value-type="string">
            <text:p>RAM_MAP_ equ $F50F</text:p>
          </table:table-cell>
          <table:table-cell table:formula="of:=&quot;; $&quot;&amp;DEC2HEX([.D18]-[.C19]) &amp; &quot;-$&quot;&amp;DEC2HEX([.D18]-1) &amp; &quot; : &quot; &amp; [.B19] &amp; &quot; (&quot; &amp; [.C19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9]-[.C20]" office:value-type="float" office:value="62735" calcext:value-type="float">
            <text:p>62735</text:p>
          </table:table-cell>
          <table:table-cell table:formula="of:=&quot;RAM_MAP_&quot;&amp;[.A20]&amp;&quot; equ $&quot; &amp; DEC2HEX([.D20];4)" office:value-type="string" office:string-value="RAM_MAP_ equ $F50F" calcext:value-type="string">
            <text:p>RAM_MAP_ equ $F50F</text:p>
          </table:table-cell>
          <table:table-cell table:formula="of:=&quot;; $&quot;&amp;DEC2HEX([.D19]-[.C20]) &amp; &quot;-$&quot;&amp;DEC2HEX([.D19]-1) &amp; &quot; : &quot; &amp; [.B20] &amp; &quot; (&quot; &amp; [.C20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 table:number-rows-repeated="4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Adresse de départ :</text:p>
          </table:table-cell>
          <table:table-cell table:style-name="Default" office:value-type="float" office:value="49152" calcext:value-type="float">
            <text:p>49152</text:p>
          </table:table-cell>
          <table:table-cell table:style-name="ce5" office:value-type="string" calcext:value-type="string">
            <text:p>(C000)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aille fichier :</text:p>
          </table:table-cell>
          <table:table-cell office:value-type="float" office:value="11698" calcext:value-type="float">
            <text:p>11698</text:p>
          </table:table-cell>
          <table:table-cell table:style-name="ce5" office:value-type="string" calcext:value-type="string">
            <text:p>octets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Offset dernières données en RAM :</text:p>
          </table:table-cell>
          <table:table-cell table:style-name="Default" table:formula="of:=[.D20]" office:value-type="float" office:value="62735" calcext:value-type="float">
            <text:p>62735</text:p>
          </table:table-cell>
          <table:table-cell table:style-name="ce5"/>
          <table:table-cell table:style-name="Default" table:number-columns-repeated="2"/>
        </table:table-row>
        <table:table-row table:style-name="ro1">
          <table:table-cell table:style-name="Default"/>
          <table:table-cell table:style-name="ce3" office:value-type="string" calcext:value-type="string">
            <text:p>Taille restante pour le binaire :</text:p>
          </table:table-cell>
          <table:table-cell table:style-name="ce3" table:formula="of:=[.C27]-[.C25]-[.C26]" office:value-type="float" office:value="1885" calcext:value-type="float">
            <text:p>1885</text:p>
          </table:table-cell>
          <table:table-cell table:style-name="ce6" office:value-type="string" calcext:value-type="string">
            <text:p>octets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/00/0000</text:date>, <text:time style:data-style-name="N2" text:time-value="09:44:58.660077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7T14:15:11.745759800</meta:creation-date>
    <meta:generator>LibreOffice/25.2.5.2$Windows_X86_64 LibreOffice_project/03d19516eb2e1dd5d4ccd751a0d6f35f35e08022</meta:generator>
    <dc:date>2025-09-06T10:46:01.926515400</dc:date>
    <meta:editing-duration>P5DT1H11M56S</meta:editing-duration>
    <meta:editing-cycles>15</meta:editing-cycles>
    <meta:document-statistic meta:table-count="1" meta:cell-count="91" meta:object-count="0"/>
  </office:meta>
</office:document-meta>
</file>